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5pt" officeooo:rsid="0017c20c" officeooo:paragraph-rsid="0005ad2c" fo:background-color="#fffff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1:14:49.587000000</meta:creation-date>
    <dc:date>2024-09-26T19:46:22.642000000</dc:date>
    <meta:editing-duration>PT1H13M42S</meta:editing-duration>
    <meta:editing-cycles>2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